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irrorThread.getRequestHeaderValue( String requestHeaders , String head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MirrorThread.HttpMirrorThread( Socket _clientSo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Thread.getPositionOfBody( String stringToChe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MirrorThread.run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64">
            <text:p text:style-name="Table_20_Contents"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